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paragraph-properties fo:text-align="justify" style:justify-single-word="false"/>
      <style:text-properties fo:language="hu" fo:country="HU" officeooo:paragraph-rsid="00288ed8"/>
    </style:style>
    <style:style style:name="P3" style:family="paragraph" style:parent-style-name="Heading_20_1">
      <style:text-properties fo:language="hu" fo:country="HU"/>
    </style:style>
    <style:style style:name="P4" style:family="paragraph" style:parent-style-name="Heading_20_2">
      <style:text-properties fo:language="hu" fo:country="HU"/>
    </style:style>
    <style:style style:name="P5" style:family="paragraph" style:parent-style-name="Heading_20_3">
      <style:text-properties fo:language="hu" fo:country="HU"/>
    </style:style>
    <style:style style:name="P6" style:family="paragraph" style:parent-style-name="Heading_20_3" style:list-style-name="">
      <style:text-properties fo:language="hu" fo:country="HU"/>
    </style:style>
    <style:style style:name="P7" style:family="paragraph" style:parent-style-name="Heading_20_3">
      <style:paragraph-properties fo:break-before="page"/>
      <style:text-properties fo:language="hu" fo:country="HU"/>
    </style:style>
    <style:style style:name="P8" style:family="paragraph" style:parent-style-name="Text_20_body" style:list-style-name="L1">
      <style:paragraph-properties fo:text-align="justify" style:justify-single-word="false"/>
      <style:text-properties fo:language="hu" fo:country="HU" officeooo:paragraph-rsid="003357db"/>
    </style:style>
    <style:style style:name="P9" style:family="paragraph" style:parent-style-name="Text_20_body" style:list-style-name="L1">
      <style:paragraph-properties fo:text-align="justify" style:justify-single-word="false"/>
      <style:text-properties fo:language="hu" fo:country="HU" officeooo:paragraph-rsid="004119e7"/>
    </style:style>
    <style:style style:name="P10" style:family="paragraph" style:parent-style-name="Text_20_body">
      <style:paragraph-properties fo:text-align="justify" style:justify-single-word="false"/>
      <style:text-properties fo:language="hu" fo:country="HU" officeooo:paragraph-rsid="00288ed8"/>
    </style:style>
    <style:style style:name="P11" style:family="paragraph" style:parent-style-name="Text_20_body">
      <style:paragraph-properties fo:text-align="justify" style:justify-single-word="false"/>
      <style:text-properties fo:language="hu" fo:country="HU" officeooo:rsid="004ab3f5" officeooo:paragraph-rsid="004ab3f5"/>
    </style:style>
    <style:style style:name="T1" style:family="text">
      <style:text-properties officeooo:rsid="003507ec"/>
    </style:style>
    <style:style style:name="T2" style:family="text">
      <style:text-properties officeooo:rsid="0036095f"/>
    </style:style>
    <style:style style:name="T3" style:family="text">
      <style:text-properties fo:font-style="italic" style:font-style-asian="italic" style:font-style-complex="italic"/>
    </style:style>
    <style:style style:name="T4" style:family="text">
      <style:text-properties officeooo:rsid="00411484"/>
    </style:style>
    <style:style style:name="T5" style:family="text">
      <style:text-properties officeooo:rsid="0041f0b0"/>
    </style:style>
    <style:style style:name="T6" style:family="text">
      <style:text-properties fo:language="hu" fo:country="HU"/>
    </style:style>
    <style:style style:name="T7" style:family="text">
      <style:text-properties fo:language="hu" fo:country="HU" officeooo:rsid="00387c2c"/>
    </style:style>
    <style:style style:name="T8" style:family="text">
      <style:text-properties fo:language="hu" fo:country="HU" officeooo:rsid="003a1e34"/>
    </style:style>
    <style:style style:name="T9" style:family="text">
      <style:text-properties fo:language="hu" fo:country="HU" officeooo:rsid="00494d33"/>
    </style:style>
    <style:style style:name="T10" style:family="text">
      <style:text-properties fo:language="hu" fo:country="HU" fo:font-style="italic" style:font-style-asian="italic" style:font-style-complex="italic"/>
    </style:style>
    <style:style style:name="T11" style:family="text">
      <style:text-properties fo:language="hu" fo:country="HU" officeooo:rsid="003d700f"/>
    </style:style>
    <style:style style:name="T12" style:family="text">
      <style:text-properties fo:language="hu" fo:country="HU" officeooo:rsid="004ab3f5"/>
    </style:style>
    <style:style style:name="T13"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1" style:font-size-complex="12pt"/>
    </style:style>
    <style:style style:name="T14"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nincsenek-titkaim-privacy-az-interneten"/>"Nincsenek titkaim" – Privacy az interneten</text:h>
      <text:h text:style-name="P4" text:outline-level="2">2. rész: össztársadalmi hatás, adatgyűjtési 1x1</text:h>
      <text:p text:style-name="P2">Az előző részben átvettük, hogy mit is értünk privacy alatt és miért fontos, még akkor is, ha épp most nem érezzük pillanatnyilag, <text:span text:style-name="T1">hogy</text:span> hátrányunk származna belőle.</text:p>
      <text:h text:style-name="P5" text:outline-level="3">Globális felelősség</text:h>
      <text:p text:style-name="P2">Fontos gondolat, hogy ezek az elvek nem csak rám – az egyénre – vonatkoznak, ez egy egyetemes szemléletmód, amely magába foglalja a szolidaritást is olyanokkal, akikkel szemben – bárhol a világon – személyes adataikat felhasználva visszaélnek.</text:p>
      <text:p text:style-name="P2">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1"><text:span text:style-name="T6">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text:span text:style-name="T7">link</text:span></text:a><text:span text:style-name="T7">.</text:span></text:p>
      <text:p text:style-name="P1"><text:span text:style-name="T6">A fenti kínai megoldás ismerős lehet az utóbbi idők egyik legelgondolkodtatóbb sorozat</text:span><text:span text:style-name="T8">a</text:span><text:span text:style-name="T6">, a </text:span><text:a xlink:type="simple" xlink:href="https://www.imdb.com/title/tt2085059/" text:style-name="Internet_20_link" text:visited-style-name="Visited_20_Internet_20_Link"><text:span text:style-name="T6">Black Mirror</text:span></text:a><text:span text:style-name="T6">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1"><text:span text:style-name="T6">Örülhetnénk, hogy ez azért nem Kína, de a Magyarországon nem is olyan rég elfogadott megfigyelési törvény (T/15054. számú törvényjavaslat, kihirdetés után: 2017. évi XCIII. törvény, amely 2018 július 1 </text:span><text:span text:style-name="T9">dátummal</text:span><text:span text:style-name="T6"> lépett hatályba), illetve az ország minden köztéri kamerájának képét központi adatbázisba szervező </text:span><text:span text:style-name="T10">Szitakötő projekt</text:span><text:span text:style-name="T6"> nem sok optimizmusra ad okot. Ez utóbbihoz arcfelismerő szoftverek beszerzését is megkezdte a magyar állam. </text:span><text:span text:style-name="T11">Némi korlátot az EU által 2018 májusában elfogadott </text:span><text:a xlink:type="simple" xlink:href="https://en.wikipedia.org/wiki/General_Data_Protection_Regulation" text:style-name="Internet_20_link" text:visited-style-name="Visited_20_Internet_20_Link"><text:span text:style-name="T11">GDPR</text:span></text:a><text:span text:style-name="T11"> törvény jelent.</text:span></text:p>
      <text:p text:style-name="P2">Most lássunk pár alapvetést, miért is fontos a személyes adatok védelme és megfelelő kezelése.</text:p>
      <text:h text:style-name="P5" text:outline-level="3">Evidenciák</text:h>
      <text:p text:style-name="P2">A privacy lényege, hogy mindenki saját maga kell birtokolja és irányítsa a róla szóló információkat. Másképpen: a rólad szóló adat a TE tulajdonod, nem fizetőeszköz. Angolban elterjedt formában: <text:span text:style-name="T3">“Don't pay with your data!”</text:span></text:p>
      <text:p text:style-name="P2">Ha ú<text:span text:style-name="T2">gy gondolod, hogy </text:span>"nincs titkod", fontold meg az alábbiakat:</text:p>
      <text:list xml:id="list2854168724" text:style-name="L1">
        <text:list-item>
          <text:p text:style-name="P8">A lakásod ajtaját is bezárod, mert tisztában vagy vele, hogy nem ideális világban élsz.</text:p>
        </text:list-item>
        <text:list-item>
          <text:p text:style-name="P8">Az adatlopás, internetes bűnözők, zsaroló vírusok sem az ideális világ részei.</text:p>
        </text:list-item>
        <text:list-item>
          <text:p text:style-name="P8"><text:soft-page-break/>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9">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4">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2">Érdekes kontraszt, hogy míg a Kelet-Német <text:span text:style-name="T5">(NDK) </text:span>kommunista rezsim alatt a Stazi mikrofonokat rejtett a lakásokba és erre elborzadva gondolunk mind vissza, ma önként telepítünk Alexa és Google Home személyi assziszenseket a nappalinkba, 0-24-ben bekapcsolt mikrofonokkal.</text:p>
      <text:p text:style-name="P2">Kellemetlen ezekre rágondolni, az ingyenesség és a kényelem simogató flow élményt nyújt és ez minden másnál jobban segít ignorálnunk a kellemetlen gondolatokat.</text:p>
      <text:p text:style-name="P2">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2">Lehet, hogy ez először zavar minket, de mivel "mindenki használja", lassan elhisszük, hogy ez nem is olyan nagy dolog – "megfő a béka", ahogy mondani szokás a kártékony, de lassúsága miatt alig észrevehető változásokról.</text:p>
      <text:p text:style-name="P2">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11">Álljon itt egy idézet <text:span text:style-name="T3">Edward Snowdent</text:span> <text:span text:style-name="T14"><text:s/>amerikai volt titkosszolga és etikus kiszivárogtató</text:span><text:span text:style-name="T13">tól</text:span>:</text:p>
      <text:p text:style-name="P2"><text:span text:style-name="T3">"Arguing that you don't care about the right to privacy because you have nothing to hide is no different than saying you don't care about free speech because you have nothing to say"</text:span> - Edward Snowden</text:p>
      <text:p text:style-name="P2"><text:s/>azaz:</text:p>
      <text:p text:style-name="P2"><text:span text:style-name="T3">"Azt állítani, hogy a magánélethez való jog fölösleges annak akinek nincs rejtegetnivalója olyan, mint azt állítani, hogy a szólásszabadsághoz való jog felesleges annak, akinek nincs mondanivalója."</text:span></text:p>
      <text:h text:style-name="P6" text:outline-level="3"/>
      <text:h text:style-name="P7" text:outline-level="3">Netes szolgáltatók üzleti modellje</text:h>
      <text:p text:style-name="P2">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3">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2">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text:span text:style-name="T6">De kik is gyűjtik az adatainkat? Jellemzően tech és szórakoztató cégek, valamint kormányok (lásd: </text:span><text:a xlink:type="simple" xlink:href="https://en.wikipedia.org/wiki/Five_Eyes" text:style-name="Internet_20_link" text:visited-style-name="Visited_20_Internet_20_Link"><text:span text:style-name="T6">Five Eyes</text:span></text:a><text:span text:style-name="T6">, </text:span><text:a xlink:type="simple" xlink:href="https://en.wikipedia.org/wiki/Five_Eyes#Other_international_cooperatives" text:style-name="Internet_20_link" text:visited-style-name="Visited_20_Internet_20_Link"><text:span text:style-name="T6">Nine Eyes</text:span></text:a><text:span text:style-name="T6">, </text:span><text:a xlink:type="simple" xlink:href="https://en.wikipedia.org/wiki/Five_Eyes#Fourteen_Eyes" text:style-name="Internet_20_link" text:visited-style-name="Visited_20_Internet_20_Link"><text:span text:style-name="T6">Fourteen Eyes</text:span></text:a><text:span text:style-name="T6">), a kereskedő, szolgáltató szektor és persze a bűnözők.</text:span></text:p>
      <text:p text:style-name="P2">A cikk következő részében adatkereskedelemről és a profilépítésről lesz szó, de már közeleg a megoldásokról szóló rész is, hiszen a cél nem a félelem keltése, hanem a tudatos viselkedés megteremtése az online térben, ami nem is olyan nehéz, mint hinné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6-19T23:57:09.586724913</meta:creation-date>
    <dc:date>2021-02-15T17:45:01.755000000</dc:date>
    <meta:editing-duration>PT1H41M57S</meta:editing-duration>
    <meta:editing-cycles>44</meta:editing-cycles>
    <meta:generator>LibreOffice/7.0.4.2$Windows_X86_64 LibreOffice_project/dcf040e67528d9187c66b2379df5ea4407429775</meta:generator>
    <meta:document-statistic meta:table-count="0" meta:image-count="0" meta:object-count="0" meta:page-count="3" meta:paragraph-count="31" meta:word-count="1017" meta:character-count="7436" meta:non-whitespace-character-count="6437"/>
  </office:meta>
</office:document-meta>
</file>